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32ce8" officeooo:paragraph-rsid="00252a8f" style:font-weight-asian="bold" style:font-weight-complex="bold"/>
    </style:style>
    <style:style style:name="P2" style:family="paragraph" style:parent-style-name="Standard">
      <style:text-properties fo:font-weight="normal" officeooo:rsid="001bbc4b" officeooo:paragraph-rsid="001bbc4b" style:font-weight-asian="normal" style:font-weight-complex="normal"/>
    </style:style>
    <style:style style:name="P3" style:family="paragraph" style:parent-style-name="Standard">
      <style:text-properties officeooo:rsid="001d5705" officeooo:paragraph-rsid="001d5705"/>
    </style:style>
    <style:style style:name="P4" style:family="paragraph" style:parent-style-name="Standard">
      <style:text-properties style:font-name="Roboto"/>
    </style:style>
    <style:style style:name="P5" style:family="paragraph" style:parent-style-name="Standard">
      <style:text-properties style:font-name="Roboto" fo:font-weight="bold" officeooo:rsid="001e78e1" officeooo:paragraph-rsid="001e78e1" style:font-weight-asian="bold" style:font-weight-complex="bold"/>
    </style:style>
    <style:style style:name="P6" style:family="paragraph" style:parent-style-name="Standard">
      <style:text-properties style:font-name="Roboto" fo:font-weight="bold" officeooo:rsid="00232ce8" officeooo:paragraph-rsid="00232ce8" style:font-weight-asian="bold" style:font-weight-complex="bold"/>
    </style:style>
    <style:style style:name="P7" style:family="paragraph" style:parent-style-name="Standard">
      <style:text-properties style:font-name="Roboto" fo:font-weight="bold" officeooo:rsid="00232ce8" officeooo:paragraph-rsid="00252a8f" style:font-weight-asian="bold" style:font-weight-complex="bold"/>
    </style:style>
    <style:style style:name="P8" style:family="paragraph" style:parent-style-name="Standard">
      <style:text-properties style:font-name="Roboto" fo:font-weight="bold" officeooo:rsid="001bbc4b" officeooo:paragraph-rsid="001bbc4b" style:font-weight-asian="bold" style:font-weight-complex="bold"/>
    </style:style>
    <style:style style:name="P9" style:family="paragraph" style:parent-style-name="Standard">
      <style:text-properties style:font-name="Fira Code" fo:font-size="10pt" fo:font-weight="normal" officeooo:rsid="001d5705" officeooo:paragraph-rsid="001d5705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Fira Code" fo:font-size="10pt" officeooo:paragraph-rsid="001d5705" style:font-size-asian="10pt" style:font-size-complex="10pt"/>
    </style:style>
    <style:style style:name="P11" style:family="paragraph" style:parent-style-name="Standard">
      <style:text-properties style:font-name="Fira Code" fo:font-size="10pt" officeooo:rsid="001d5705" officeooo:paragraph-rsid="001d5705" style:font-size-asian="10pt" style:font-size-complex="10pt"/>
    </style:style>
    <style:style style:name="P12" style:family="paragraph" style:parent-style-name="Standard" style:list-style-name="L2">
      <style:text-properties style:font-name="Fira Code" fo:font-size="10pt" officeooo:paragraph-rsid="0028bf20" style:font-size-asian="10pt" style:font-size-complex="10pt"/>
    </style:style>
    <style:style style:name="P13" style:family="paragraph" style:parent-style-name="Standard" style:list-style-name="L3">
      <style:text-properties style:font-name="Fira Code" fo:font-size="10pt" officeooo:rsid="002c42c7" officeooo:paragraph-rsid="002c42c7" style:font-size-asian="10pt" style:font-size-complex="10pt"/>
    </style:style>
    <style:style style:name="P14" style:family="paragraph" style:parent-style-name="Standard" style:list-style-name="L3">
      <style:text-properties style:font-name="Fira Code" fo:font-size="10pt" officeooo:paragraph-rsid="002fde43" style:font-size-asian="10pt" style:font-size-complex="10pt"/>
    </style:style>
    <style:style style:name="P15" style:family="paragraph" style:parent-style-name="Standard" style:list-style-name="L3">
      <style:text-properties style:font-name="Fira Code" fo:font-size="10pt" officeooo:rsid="002e4b55" officeooo:paragraph-rsid="002e4b55" style:font-size-asian="10pt" style:font-size-complex="10pt"/>
    </style:style>
    <style:style style:name="P16" style:family="paragraph" style:parent-style-name="Standard" style:list-style-name="L3">
      <style:text-properties style:font-name="Fira Code" fo:font-size="10pt" officeooo:rsid="002fde43" officeooo:paragraph-rsid="002fde43" style:font-size-asian="10pt" style:font-size-complex="10pt"/>
    </style:style>
    <style:style style:name="P17" style:family="paragraph" style:parent-style-name="Standard">
      <style:text-properties style:font-name="Fira Code" fo:font-size="10pt" fo:font-weight="bold" officeooo:rsid="001e78e1" officeooo:paragraph-rsid="001e78e1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Fira Code" fo:font-size="10pt" fo:font-weight="bold" officeooo:rsid="001e78e1" officeooo:paragraph-rsid="00281627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text-properties style:font-name="Fira Code" fo:font-size="10pt" fo:font-weight="bold" officeooo:rsid="0028bf20" officeooo:paragraph-rsid="0028bf20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281d06"/>
    </style:style>
    <style:style style:name="P21" style:family="paragraph" style:parent-style-name="Standard" style:list-style-name="L1">
      <style:text-properties officeooo:paragraph-rsid="001e78e1"/>
    </style:style>
    <style:style style:name="P22" style:family="paragraph" style:parent-style-name="Standard">
      <style:text-properties officeooo:paragraph-rsid="0028bf20"/>
    </style:style>
    <style:style style:name="P23" style:family="paragraph" style:parent-style-name="Standard" style:list-style-name="L2">
      <style:text-properties officeooo:paragraph-rsid="0028bf20"/>
    </style:style>
    <style:style style:name="P24" style:family="paragraph" style:parent-style-name="Standard" style:list-style-name="L2">
      <style:text-properties officeooo:paragraph-rsid="002a32b2"/>
    </style:style>
    <style:style style:name="P25" style:family="paragraph" style:parent-style-name="Standard" style:list-style-name="L2">
      <style:text-properties fo:color="#000000" style:font-name="Roboto" fo:font-size="12pt" fo:font-weight="bold" officeooo:rsid="002a32b2" officeooo:paragraph-rsid="00331f31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text-properties fo:color="#000000" style:font-name="Fira Code" fo:font-size="10pt" fo:font-weight="bold" officeooo:rsid="002a32b2" officeooo:paragraph-rsid="002a32b2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Fira Code" fo:font-size="10pt" fo:font-weight="bold" officeooo:rsid="002a32b2" officeooo:paragraph-rsid="002a32b2" style:font-size-asian="10pt" style:font-weight-asian="bold" style:font-size-complex="10pt" style:font-weight-complex="bold"/>
    </style:style>
    <style:style style:name="P28" style:family="paragraph" style:parent-style-name="Standard" style:list-style-name="L3">
      <style:text-properties fo:color="#000000" style:font-name="Fira Code" fo:font-size="10pt" fo:font-weight="normal" officeooo:rsid="002d82e4" officeooo:paragraph-rsid="002d82e4" style:font-size-asian="10pt" style:font-weight-asian="normal" style:font-size-complex="10pt" style:font-weight-complex="normal"/>
    </style:style>
    <style:style style:name="P29" style:family="paragraph" style:parent-style-name="Standard" style:list-style-name="L3">
      <style:text-properties fo:color="#000000" style:font-name="Fira Code" fo:font-size="10pt" officeooo:paragraph-rsid="002d82e4" style:font-size-asian="10pt" style:font-size-complex="10pt"/>
    </style:style>
    <style:style style:name="P30" style:family="paragraph" style:parent-style-name="Standard">
      <style:text-properties officeooo:paragraph-rsid="002a9b18"/>
    </style:style>
    <style:style style:name="P31" style:family="paragraph" style:parent-style-name="Standard" style:list-style-name="L3">
      <style:text-properties officeooo:paragraph-rsid="002a9b18"/>
    </style:style>
    <style:style style:name="P32" style:family="paragraph" style:parent-style-name="Standard" style:list-style-name="L3">
      <style:text-properties officeooo:paragraph-rsid="00312660"/>
    </style:style>
    <style:style style:name="P33" style:family="paragraph" style:parent-style-name="Standard" style:list-style-name="L3">
      <style:text-properties officeooo:rsid="002a9b18" officeooo:paragraph-rsid="002a9b18"/>
    </style:style>
    <style:style style:name="P34" style:family="paragraph" style:parent-style-name="Standard" style:list-style-name="L3">
      <style:text-properties officeooo:rsid="002a9b18" officeooo:paragraph-rsid="00331f31"/>
    </style:style>
    <style:style style:name="P35" style:family="paragraph" style:parent-style-name="Standard" style:list-style-name="L3">
      <style:text-properties officeooo:rsid="002c42c7" officeooo:paragraph-rsid="002c42c7"/>
    </style:style>
    <style:style style:name="P36" style:family="paragraph" style:parent-style-name="Standard" style:list-style-name="L3">
      <style:text-properties fo:color="#666666" style:font-name="Fira Code" fo:font-size="10pt" officeooo:paragraph-rsid="002e1799" style:font-size-asian="10pt" style:font-size-complex="10pt"/>
    </style:style>
    <style:style style:name="P37" style:family="paragraph" style:parent-style-name="Standard">
      <style:text-properties officeooo:paragraph-rsid="001bbc4b"/>
    </style:style>
    <style:style style:name="P38" style:family="paragraph" style:parent-style-name="Standard">
      <style:text-properties officeooo:paragraph-rsid="00252a8f"/>
    </style:style>
    <style:style style:name="T1" style:family="text">
      <style:text-properties officeooo:rsid="001d57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705" style:font-weight-asian="normal" style:font-weight-complex="normal"/>
    </style:style>
    <style:style style:name="T4" style:family="text">
      <style:text-properties fo:font-weight="normal" officeooo:rsid="00252a8f" style:font-weight-asian="normal" style:font-weight-complex="normal"/>
    </style:style>
    <style:style style:name="T5" style:family="text">
      <style:text-properties fo:font-weight="normal" officeooo:rsid="001e78e1" style:font-weight-asian="normal" style:font-weight-complex="normal"/>
    </style:style>
    <style:style style:name="T6" style:family="text">
      <style:text-properties fo:font-weight="normal" officeooo:rsid="002e1799" style:font-weight-asian="normal" style:font-weight-complex="normal"/>
    </style:style>
    <style:style style:name="T7" style:family="text">
      <style:text-properties fo:font-weight="normal" officeooo:rsid="002d82e4" style:font-weight-asian="normal" style:font-weight-complex="normal"/>
    </style:style>
    <style:style style:name="T8" style:family="text">
      <style:text-properties fo:font-weight="normal" officeooo:rsid="00331f31" style:font-weight-asian="normal" style:font-weight-complex="normal"/>
    </style:style>
    <style:style style:name="T9" style:family="text">
      <style:text-properties fo:font-weight="normal" officeooo:rsid="0028bf20" style:font-weight-asian="normal" style:font-weight-complex="normal"/>
    </style:style>
    <style:style style:name="T10" style:family="text">
      <style:text-properties fo:color="#780373"/>
    </style:style>
    <style:style style:name="T11" style:family="text">
      <style:text-properties fo:color="#780373" fo:font-weight="normal" style:font-weight-asian="normal" style:font-weight-complex="normal"/>
    </style:style>
    <style:style style:name="T12" style:family="text">
      <style:text-properties fo:color="#780373" fo:font-weight="normal" officeooo:rsid="001d5705" style:font-weight-asian="normal" style:font-weight-complex="normal"/>
    </style:style>
    <style:style style:name="T13" style:family="text">
      <style:text-properties fo:color="#780373" style:font-name="Fira Code" fo:font-size="10pt" fo:font-weight="normal" officeooo:rsid="00281d06" style:font-size-asian="10pt" style:font-weight-asian="normal" style:font-size-complex="10pt" style:font-weight-complex="normal"/>
    </style:style>
    <style:style style:name="T14" style:family="text">
      <style:text-properties fo:color="#780373" style:font-name="Fira Code" fo:font-size="10pt" fo:font-weight="normal" officeooo:rsid="001d5705" style:font-size-asian="10pt" style:font-weight-asian="normal" style:font-size-complex="10pt" style:font-weight-complex="normal"/>
    </style:style>
    <style:style style:name="T15" style:family="text">
      <style:text-properties fo:color="#780373" style:font-name="Fira Code" fo:font-size="10pt" fo:font-weight="normal" officeooo:rsid="0022171a" style:font-size-asian="10pt" style:font-weight-asian="normal" style:font-size-complex="10pt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22171a" style:font-weight-asian="normal" style:font-weight-complex="normal"/>
    </style:style>
    <style:style style:name="T19" style:family="text">
      <style:text-properties fo:color="#000000" fo:font-weight="normal" officeooo:rsid="0026bef2" style:font-weight-asian="normal" style:font-weight-complex="normal"/>
    </style:style>
    <style:style style:name="T20" style:family="text">
      <style:text-properties fo:color="#000000" fo:font-weight="normal" officeooo:rsid="002a32b2" style:font-weight-asian="normal" style:font-weight-complex="normal"/>
    </style:style>
    <style:style style:name="T21" style:family="text">
      <style:text-properties fo:color="#000000" fo:font-weight="normal" officeooo:rsid="0028bf20" style:font-weight-asian="normal" style:font-weight-complex="normal"/>
    </style:style>
    <style:style style:name="T22" style:family="text">
      <style:text-properties fo:color="#000000" fo:font-weight="normal" officeooo:rsid="002c9978" style:font-weight-asian="normal" style:font-weight-complex="normal"/>
    </style:style>
    <style:style style:name="T23" style:family="text">
      <style:text-properties fo:color="#000000" fo:font-weight="normal" officeooo:rsid="002fde43" style:font-weight-asian="normal" style:font-weight-complex="normal"/>
    </style:style>
    <style:style style:name="T24" style:family="text">
      <style:text-properties fo:color="#000000" style:font-name="Roboto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000000" style:font-name="Roboto" fo:font-size="12pt" fo:font-weight="normal" officeooo:rsid="0028bf20" style:font-size-asian="10.5pt" style:font-weight-asian="normal" style:font-size-complex="12pt" style:font-weight-complex="normal"/>
    </style:style>
    <style:style style:name="T26" style:family="text">
      <style:text-properties fo:color="#000000" style:font-name="Roboto" fo:font-size="12pt" fo:font-weight="normal" officeooo:rsid="002c42c7" style:font-size-asian="10.5pt" style:font-weight-asian="normal" style:font-size-complex="12pt" style:font-weight-complex="normal"/>
    </style:style>
    <style:style style:name="T27" style:family="text">
      <style:text-properties fo:color="#000000" style:font-name="Roboto" fo:font-size="12pt" fo:font-weight="normal" officeooo:rsid="002a9b18" style:font-size-asian="10.5pt" style:font-weight-asian="normal" style:font-size-complex="12pt" style:font-weight-complex="normal"/>
    </style:style>
    <style:style style:name="T28" style:family="text">
      <style:text-properties fo:color="#000000" style:font-name="Roboto" fo:font-size="12pt" fo:font-weight="normal" officeooo:rsid="002c9978" style:font-size-asian="10.5pt" style:font-weight-asian="normal" style:font-size-complex="12pt" style:font-weight-complex="normal"/>
    </style:style>
    <style:style style:name="T29" style:family="text">
      <style:text-properties fo:color="#000000" style:font-name="Roboto" fo:font-size="12pt" fo:font-weight="normal" officeooo:rsid="002d82e4" style:font-size-asian="10.5pt" style:font-weight-asian="normal" style:font-size-complex="12pt" style:font-weight-complex="normal"/>
    </style:style>
    <style:style style:name="T30" style:family="text">
      <style:text-properties fo:color="#000000" style:font-name="Roboto" fo:font-size="12pt" fo:font-weight="normal" officeooo:rsid="002e4b55" style:font-size-asian="10.5pt" style:font-weight-asian="normal" style:font-size-complex="12pt" style:font-weight-complex="normal"/>
    </style:style>
    <style:style style:name="T31" style:family="text">
      <style:text-properties fo:color="#000000" style:font-name="Roboto" fo:font-size="12pt" fo:font-weight="normal" officeooo:rsid="002fde43" style:font-size-asian="10.5pt" style:font-weight-asian="normal" style:font-size-complex="12pt" style:font-weight-complex="normal"/>
    </style:style>
    <style:style style:name="T32" style:family="text">
      <style:text-properties fo:color="#000000" style:font-name="Roboto" fo:font-size="12pt" fo:font-weight="normal" officeooo:rsid="00312660" style:font-size-asian="10.5pt" style:font-weight-asian="normal" style:font-size-complex="12pt" style:font-weight-complex="normal"/>
    </style:style>
    <style:style style:name="T33" style:family="text">
      <style:text-properties fo:color="#000000" style:font-name="Roboto" fo:font-size="12pt" fo:font-weight="normal" officeooo:rsid="00331f31" style:font-size-asian="10.5pt" style:font-weight-asian="normal" style:font-size-complex="12pt" style:font-weight-complex="normal"/>
    </style:style>
    <style:style style:name="T34" style:family="text">
      <style:text-properties fo:color="#000000" style:font-name="Roboto" fo:font-size="12pt" fo:font-weight="normal" officeooo:rsid="00347e9f" style:font-size-asian="10.5pt" style:font-weight-asian="normal" style:font-size-complex="12pt" style:font-weight-complex="normal"/>
    </style:style>
    <style:style style:name="T35" style:family="text">
      <style:text-properties fo:color="#000000" style:font-name="Roboto" fo:font-size="12pt" fo:font-weight="bold" style:font-size-asian="10.5pt" style:font-weight-asian="bold" style:font-size-complex="12pt" style:font-weight-complex="bold"/>
    </style:style>
    <style:style style:name="T36" style:family="text">
      <style:text-properties fo:color="#000000" style:font-name="Roboto" fo:font-size="12pt" fo:font-weight="bold" officeooo:rsid="002a9b18" style:font-size-asian="10.5pt" style:font-weight-asian="bold" style:font-size-complex="12pt" style:font-weight-complex="bold"/>
    </style:style>
    <style:style style:name="T37" style:family="text">
      <style:text-properties fo:color="#000000" style:font-name="Roboto" fo:font-size="12pt" fo:font-weight="bold" officeooo:rsid="002c9978" style:font-size-asian="10.5pt" style:font-weight-asian="bold" style:font-size-complex="12pt" style:font-weight-complex="bold"/>
    </style:style>
    <style:style style:name="T38" style:family="text">
      <style:text-properties fo:color="#000000" style:font-name="Roboto" fo:font-size="12pt" fo:font-weight="bold" officeooo:rsid="002d82e4" style:font-size-asian="10.5pt" style:font-weight-asian="bold" style:font-size-complex="12pt" style:font-weight-complex="bold"/>
    </style:style>
    <style:style style:name="T39" style:family="text">
      <style:text-properties fo:color="#000000" style:font-name="Roboto" fo:font-size="12pt" fo:font-weight="bold" officeooo:rsid="002e1799" style:font-size-asian="10.5pt" style:font-weight-asian="bold" style:font-size-complex="12pt" style:font-weight-complex="bold"/>
    </style:style>
    <style:style style:name="T40" style:family="text">
      <style:text-properties fo:color="#000000" style:font-name="Roboto" fo:font-size="12pt" fo:font-weight="bold" officeooo:rsid="0026bef2" style:font-size-asian="10.5pt" style:font-weight-asian="bold" style:font-size-complex="12pt" style:font-weight-complex="bold"/>
    </style:style>
    <style:style style:name="T41" style:family="text">
      <style:text-properties fo:color="#000000" style:font-name="Roboto" fo:font-size="12pt" fo:font-weight="bold" officeooo:rsid="0028bf20" style:font-size-asian="10.5pt" style:font-weight-asian="bold" style:font-size-complex="12pt" style:font-weight-complex="bold"/>
    </style:style>
    <style:style style:name="T42" style:family="text">
      <style:text-properties fo:color="#000000" officeooo:rsid="0026bef2"/>
    </style:style>
    <style:style style:name="T43" style:family="text">
      <style:text-properties fo:color="#000000" style:font-name="Fira Code" fo:font-size="10pt" fo:font-weight="normal" officeooo:rsid="0022171a" style:font-size-asian="10pt" style:font-weight-asian="normal" style:font-size-complex="10pt" style:font-weight-complex="normal"/>
    </style:style>
    <style:style style:name="T44" style:family="text">
      <style:text-properties fo:color="#000000" style:font-name="Fira Code" fo:font-size="10pt" fo:font-weight="normal" officeooo:rsid="002a32b2" style:font-size-asian="10pt" style:font-weight-asian="normal" style:font-size-complex="10pt" style:font-weight-complex="normal"/>
    </style:style>
    <style:style style:name="T45" style:family="text">
      <style:text-properties fo:color="#000000" style:font-name="Fira Code" fo:font-size="10pt" fo:font-weight="normal" officeooo:rsid="002c42c7" style:font-size-asian="10pt" style:font-weight-asian="normal" style:font-size-complex="10pt" style:font-weight-complex="normal"/>
    </style:style>
    <style:style style:name="T46" style:family="text">
      <style:text-properties fo:color="#650953"/>
    </style:style>
    <style:style style:name="T47" style:family="text">
      <style:text-properties fo:color="#650953" fo:font-weight="normal" style:font-weight-asian="normal" style:font-weight-complex="normal"/>
    </style:style>
    <style:style style:name="T48" style:family="text">
      <style:text-properties fo:color="#650953" fo:font-weight="normal" officeooo:rsid="0026bef2" style:font-weight-asian="normal" style:font-weight-complex="normal"/>
    </style:style>
    <style:style style:name="T49" style:family="text">
      <style:text-properties fo:color="#650953" fo:font-weight="normal" officeooo:rsid="002a32b2" style:font-weight-asian="normal" style:font-weight-complex="normal"/>
    </style:style>
    <style:style style:name="T50" style:family="text">
      <style:text-properties fo:color="#650953" fo:font-weight="normal" officeooo:rsid="0028bf20" style:font-weight-asian="normal" style:font-weight-complex="normal"/>
    </style:style>
    <style:style style:name="T51" style:family="text">
      <style:text-properties fo:color="#650953" fo:font-weight="normal" officeooo:rsid="002e1799" style:font-weight-asian="normal" style:font-weight-complex="normal"/>
    </style:style>
    <style:style style:name="T52" style:family="text">
      <style:text-properties fo:color="#650953" fo:font-weight="normal" officeooo:rsid="002fde43" style:font-weight-asian="normal" style:font-weight-complex="normal"/>
    </style:style>
    <style:style style:name="T53" style:family="text">
      <style:text-properties fo:color="#650953" style:font-name="Fira Code" fo:font-size="10pt" fo:font-weight="normal" officeooo:rsid="002c42c7" style:font-size-asian="10pt" style:font-weight-asian="normal" style:font-size-complex="10pt" style:font-weight-complex="normal"/>
    </style:style>
    <style:style style:name="T54" style:family="text">
      <style:text-properties fo:color="#650953" officeooo:rsid="002e1799"/>
    </style:style>
    <style:style style:name="T55" style:family="text">
      <style:text-properties fo:color="#666666"/>
    </style:style>
    <style:style style:name="T56" style:family="text">
      <style:text-properties fo:color="#666666" fo:font-weight="normal" style:font-weight-asian="normal" style:font-weight-complex="normal"/>
    </style:style>
    <style:style style:name="T57" style:family="text">
      <style:text-properties fo:color="#666666" fo:font-weight="normal" officeooo:rsid="0026bef2" style:font-weight-asian="normal" style:font-weight-complex="normal"/>
    </style:style>
    <style:style style:name="T58" style:family="text">
      <style:text-properties fo:color="#666666" fo:font-weight="normal" officeooo:rsid="001d5705" style:font-weight-asian="normal" style:font-weight-complex="normal"/>
    </style:style>
    <style:style style:name="T59" style:family="text">
      <style:text-properties fo:color="#666666" fo:font-weight="normal" officeooo:rsid="002c9978" style:font-weight-asian="normal" style:font-weight-complex="normal"/>
    </style:style>
    <style:style style:name="T60" style:family="text">
      <style:text-properties fo:color="#666666" style:font-name="Fira Code" fo:font-size="10pt" fo:font-weight="normal" officeooo:rsid="0022171a" style:font-size-asian="10pt" style:font-weight-asian="normal" style:font-size-complex="10pt" style:font-weight-complex="normal"/>
    </style:style>
    <style:style style:name="T61" style:family="text">
      <style:text-properties fo:color="#666666" style:font-name="Fira Code" fo:font-size="10pt" fo:font-weight="normal" officeooo:rsid="0026bef2" style:font-size-asian="10pt" style:font-weight-asian="normal" style:font-size-complex="10pt" style:font-weight-complex="normal"/>
    </style:style>
    <style:style style:name="T62" style:family="text">
      <style:text-properties fo:color="#666666" style:font-name="Fira Code" fo:font-size="10pt" fo:font-weight="normal" officeooo:rsid="00252a8f" style:font-size-asian="10pt" style:font-weight-asian="normal" style:font-size-complex="10pt" style:font-weight-complex="normal"/>
    </style:style>
    <style:style style:name="T63" style:family="text">
      <style:text-properties fo:color="#666666" style:font-name="Fira Code" fo:font-size="10pt" fo:font-weight="normal" officeooo:rsid="00281d06" style:font-size-asian="10pt" style:font-weight-asian="normal" style:font-size-complex="10pt" style:font-weight-complex="normal"/>
    </style:style>
    <style:style style:name="T64" style:family="text">
      <style:text-properties fo:color="#666666" style:font-name="Fira Code" fo:font-size="10pt" fo:font-weight="normal" officeooo:rsid="001d5705" style:font-size-asian="10pt" style:font-weight-asian="normal" style:font-size-complex="10pt" style:font-weight-complex="normal"/>
    </style:style>
    <style:style style:name="T65" style:family="text">
      <style:text-properties fo:color="#666666" style:font-name="Fira Code" fo:font-size="10pt" fo:font-weight="normal" officeooo:rsid="001e78e1" style:font-size-asian="10pt" style:font-weight-asian="normal" style:font-size-complex="10pt" style:font-weight-complex="normal"/>
    </style:style>
    <style:style style:name="T66" style:family="text">
      <style:text-properties fo:color="#666666" style:font-name="Fira Code" fo:font-size="10pt" fo:font-weight="normal" officeooo:rsid="002a32b2" style:font-size-asian="10pt" style:font-weight-asian="normal" style:font-size-complex="10pt" style:font-weight-complex="normal"/>
    </style:style>
    <style:style style:name="T67" style:family="text">
      <style:text-properties style:font-name="Roboto" fo:font-weight="bold" officeooo:rsid="001e78e1" style:font-weight-asian="bold" style:font-weight-complex="bold"/>
    </style:style>
    <style:style style:name="T68" style:family="text">
      <style:text-properties style:font-name="Roboto" fo:font-weight="bold" officeooo:rsid="00232ce8" style:font-weight-asian="bold" style:font-weight-complex="bold"/>
    </style:style>
    <style:style style:name="T69" style:family="text">
      <style:text-properties style:font-name="Roboto" fo:font-weight="bold" officeooo:rsid="00331f31" style:font-weight-asian="bold" style:font-weight-complex="bold"/>
    </style:style>
    <style:style style:name="T70" style:family="text">
      <style:text-properties style:font-name="Roboto" fo:font-weight="normal" officeooo:rsid="001e78e1" style:font-weight-asian="normal" style:font-weight-complex="normal"/>
    </style:style>
    <style:style style:name="T71" style:family="text">
      <style:text-properties style:font-name="Roboto" fo:font-weight="normal" officeooo:rsid="00206b6a" style:font-weight-asian="normal" style:font-weight-complex="normal"/>
    </style:style>
    <style:style style:name="T72" style:family="text">
      <style:text-properties style:font-name="Roboto" fo:font-weight="normal" officeooo:rsid="001bbc4b" style:font-weight-asian="normal" style:font-weight-complex="normal"/>
    </style:style>
    <style:style style:name="T73" style:family="text">
      <style:text-properties style:font-name="Roboto" fo:font-weight="normal" officeooo:rsid="00331f31" style:font-weight-asian="normal" style:font-weight-complex="normal"/>
    </style:style>
    <style:style style:name="T74" style:family="text">
      <style:text-properties style:font-name="Roboto" fo:font-weight="normal" officeooo:rsid="00232ce8" style:font-weight-asian="normal" style:font-weight-complex="normal"/>
    </style:style>
    <style:style style:name="T75" style:family="text">
      <style:text-properties style:font-name="Roboto" fo:font-weight="normal" officeooo:rsid="00252a8f" style:font-weight-asian="normal" style:font-weight-complex="normal"/>
    </style:style>
    <style:style style:name="T76" style:family="text">
      <style:text-properties style:font-name="Fira Code" fo:font-size="10pt" fo:font-weight="normal" officeooo:rsid="00252a8f" style:font-size-asian="10pt" style:font-weight-asian="normal" style:font-size-complex="10pt" style:font-weight-complex="normal"/>
    </style:style>
    <style:style style:name="T77" style:family="text">
      <style:text-properties style:font-name="Fira Code" fo:font-size="10pt" fo:font-weight="normal" officeooo:rsid="00281d06" style:font-size-asian="10pt" style:font-weight-asian="normal" style:font-size-complex="10pt" style:font-weight-complex="normal"/>
    </style:style>
    <style:style style:name="T78" style:family="text">
      <style:text-properties style:font-name="Fira Code" fo:font-size="10pt" fo:font-weight="normal" officeooo:rsid="001d5705" style:font-size-asian="10pt" style:font-weight-asian="normal" style:font-size-complex="10pt" style:font-weight-complex="normal"/>
    </style:style>
    <style:style style:name="T79" style:family="text">
      <style:text-properties officeooo:rsid="002e1799"/>
    </style:style>
    <style:style style:name="T80" style:family="text">
      <style:text-properties fo:font-variant="normal" fo:text-transform="none" fo:color="#000000" style:font-name="Roboto" fo:font-size="12pt" fo:letter-spacing="normal" fo:font-weight="normal" officeooo:rsid="00312660" style:font-size-asian="10.5pt" style:font-weight-asian="normal" style:font-size-complex="12pt" style:font-weight-complex="normal"/>
    </style:style>
    <style:style style:name="T81" style:family="text">
      <style:text-properties officeooo:rsid="00331f31"/>
    </style:style>
    <style:style style:name="T82" style:family="text">
      <style:text-properties officeooo:rsid="00347e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8"><text:span text:style-name="T1">V</text:span>ariáveis:</text:p>
      <text:p text:style-name="P8"/>
      <text:p text:style-name="P37"><text:span text:style-name="T72"><text:tab/>Todos os tipos – int, double, string etc – são objetos que herdam do tipo OBJECT. As </text:span><text:span text:style-name="T73">variáveis</text:span><text:span text:style-name="T72"> são fortemente tipadas mas sua definição são opcionais pois o Dart </text:span><text:span text:style-name="T73">faz</text:span><text:span text:style-name="T72"> </text:span><text:span text:style-name="T73">inferência de</text:span><text:span text:style-name="T72"> tipos. As variáveis, assim como as funções, possuem escopo de definição.</text:span></text:p>
      <text:p text:style-name="P2"/>
      <text:p text:style-name="P9"><text:span text:style-name="T10"><text:tab/>String</text:span> name = ‘Bob’;<text:tab/><text:span text:style-name="T55">// Especificamos o tipo da variável como <text:tab/><text:tab/><text:tab/><text:tab/><text:tab/><text:tab/> <text:s text:c="2"/>‘string’.</text:span></text:p>
      <text:p text:style-name="P10"><text:span text:style-name="T12"><text:tab/>Var</text:span><text:span text:style-name="T3"> name = ‘Bob’;<text:tab/><text:tab/></text:span><text:span text:style-name="T58">// Deixamos o Dart inferir o tipo da variável.</text:span></text:p>
      <text:p text:style-name="P11"><text:span text:style-name="T11"><text:tab/>Object</text:span><text:span text:style-name="T2"> name = ‘Bob’;<text:tab/></text:span><text:span text:style-name="T56">// Não esta restrito a um único tipo.</text:span></text:p>
      <text:p text:style-name="P20"><text:span text:style-name="T14"><text:tab/>dynamic</text:span><text:span text:style-name="T78"> name = ‘Bob’;<text:tab/></text:span><text:span text:style-name="T64">// Não </text:span><text:span text:style-name="T63">faz verificação de tipo, o que tu der e <text:tab/><text:tab/><text:tab/><text:tab/><text:tab/> <text:s text:c="2"/>tentar acessar ele aceita como verdade.</text:span></text:p>
      <text:p text:style-name="P3"><text:span text:style-name="T2"/></text:p>
      <text:p text:style-name="P6">&gt; Segurança nula:</text:p>
      <text:p text:style-name="P38"><text:span text:style-name="T68"><text:tab/></text:span><text:span text:style-name="T74">A partir da versão 2.12 do Dart é possível habilitar esse modo, </text:span><text:span text:style-name="T73">no qual</text:span><text:span text:style-name="T74"> as variáveis não podem ter valor nulo. Uma variável não ini</text:span><text:span text:style-name="T75">cializada </text:span><text:span text:style-name="T73">pode causar falha durante a execução do nosso programa se não prevermos aquele valor,</text:span><text:span text:style-name="T75"> mas com esse modo, somos avisados que ela não foi inicializada.</text:span></text:p>
      <text:p text:style-name="P7"><text:span text:style-name="T4"/></text:p>
      <text:p text:style-name="P20"><text:span text:style-name="T13"><text:tab/>Int?</text:span><text:span text:style-name="T76"> </text:span><text:span text:style-name="T77">idade</text:span><text:span text:style-name="T76">;<text:tab/></text:span><text:span text:style-name="T62">// </text:span><text:span text:style-name="T63">O ‘?’ sinaliza que pode ser nulo</text:span></text:p>
      <text:p text:style-name="P1"><text:span text:style-name="T4"><text:s/></text:span></text:p>
      <text:p text:style-name="P5">&gt; Modificadores:</text:p>
      <text:list xml:id="list3044316843" text:style-name="L1">
        <text:list-item>
          <text:p text:style-name="P21"><text:span text:style-name="T67">late: <text:tab/></text:span><text:span text:style-name="T73">possui </text:span><text:span text:style-name="T70">duas funções: sinalizar que uma variável não nula será inicializada depois da sua declaração; inicializar a variável </text:span><text:span text:style-name="T71">somente quando ela for usada</text:span><text:span text:style-name="T70">;</text:span></text:p>
        </text:list-item>
      </text:list>
      <text:p text:style-name="P22"><text:span text:style-name="T5"><text:tab/><text:tab/></text:span><text:span text:style-name="T60">// </text:span><text:span text:style-name="T61">Sinaliza que vai ser sinaliza depois</text:span></text:p>
      <text:p text:style-name="P22"><text:span text:style-name="T65"><text:tab/><text:tab/></text:span><text:span text:style-name="T15">late String </text:span><text:span text:style-name="T43">description;</text:span></text:p>
      <text:p text:style-name="P17"><text:span text:style-name="T18"><text:tab/><text:tab/></text:span><text:span text:style-name="T48">late</text:span><text:span text:style-name="T19"> </text:span><text:span text:style-name="T48">String</text:span><text:span text:style-name="T19"> description2 = “Joao”;</text:span></text:p>
      <text:p text:style-name="P18"><text:span text:style-name="T57"><text:tab/><text:tab/>// A inicialização só é feita aqui</text:span></text:p>
      <text:p text:style-name="P17"><text:span text:style-name="T19"><text:tab/><text:tab/></text:span><text:span text:style-name="T48">print</text:span><text:span text:style-name="T19">(description2);</text:span></text:p>
      <text:list xml:id="list1113984639" text:style-name="L2">
        <text:list-item>
          <text:p text:style-name="P23"><text:span text:style-name="T40">f</text:span><text:span text:style-name="T41">inal: <text:tab/></text:span><text:span text:style-name="T25">depois de ser declarada seu valor não pode mais ser alterado, sua declaração é feita em tempo de execução. Apesar de seus valores não poderem ser alterados, os dos seus subcampos podem.</text:span></text:p>
          <text:list>
            <text:list-item>
              <text:list>
                <text:list-header>
                  <text:p text:style-name="P12"><text:span text:style-name="T50">final</text:span><text:span text:style-name="T21"> </text:span><text:span text:style-name="T49">lista</text:span><text:span text:style-name="T21"> = </text:span><text:span text:style-name="T49">bubbleSort</text:span><text:span text:style-name="T21">(</text:span><text:span text:style-name="T20">vetor</text:span><text:span text:style-name="T21">);</text:span></text:p>
                  <text:p text:style-name="P19"><text:span text:style-name="T20">lista </text:span><text:span text:style-name="T17">= </text:span><text:span text:style-name="T20">[ ]</text:span><text:span text:style-name="T17">; <text:tab/><text:tab/><text:tab/></text:span><text:span text:style-name="T56">// ERROR</text:span></text:p>
                  <text:p text:style-name="P24"><text:span text:style-name="T44">lista[1] = 12;<text:tab/><text:tab/><text:tab/></text:span><text:span text:style-name="T66">// VALID</text:span></text:p>
                </text:list-header>
              </text:list>
            </text:list-item>
          </text:list>
        </text:list-item>
        <text:list-item>
          <text:p text:style-name="P25">const:<text:span text:style-name="T2"> </text:span><text:span text:style-name="T9">depois de ser declarada seu valor </text:span><text:span text:style-name="T8">e de seus subcampos</text:span><text:span text:style-name="T9"> não pode mais ser alterado</text:span><text:span text:style-name="T8">s</text:span><text:span text:style-name="T2">, e sua declaração é feita em tempo de compilação, o que não nos permite inicializar com construtores.</text:span></text:p>
          <text:list>
            <text:list-item>
              <text:list>
                <text:list-header>
                  <text:p text:style-name="P26"><text:span text:style-name="T47">const</text:span><text:span text:style-name="T2"> pi = 4.1314;<text:tab/></text:span><text:span text:style-name="T56">// ambos, final e const, substituem o var, <text:tab/><text:tab/><text:tab/><text:tab/> <text:s text:c="2"/>mas podem ser usados em conjunto.</text:span></text:p>
                </text:list-header>
              </text:list>
            </text:list-item>
          </text:list>
        </text:list-item>
      </text:list>
      <text:p text:style-name="P27"><text:span text:style-name="T56"/></text:p>
      <text:p text:style-name="P30"><text:span text:style-name="T36">&gt; Tipos ‘primitivos’:</text:span></text:p>
      <text:list xml:id="list2867983244" text:style-name="L3">
        <text:list-item>
          <text:p text:style-name="P33"><text:span text:style-name="T35">int e double:<text:tab/></text:span><text:span text:style-name="T24">são, respectivamente, números inteiros de 64bits, sejam decimais, hexadecimais ou octa</text:span><text:span text:style-name="T34">is</text:span><text:span text:style-name="T24"> e</text:span><text:span text:style-name="T35"> </text:span><text:span text:style-name="T24">números com casas decimais de 64bits. Ambos descendem do tipo </text:span><text:span text:style-name="T35">num</text:span><text:span text:style-name="T24"> onde são definidas as operações básicas e métodos que podem ser usados com esses tipos, como </text:span><text:span text:style-name="T35">.abs()</text:span><text:span text:style-name="T24">, </text:span><text:span text:style-name="T35">.ceil()</text:span><text:span text:style-name="T24">, </text:span><text:span text:style-name="T35">.floor()</text:span><text:span text:style-name="T24">.</text:span></text:p>
          <text:p text:style-name="P35"><text:span text:style-name="T24">Quando o Dart é usado para web o JavaScript acaba com ele. O double muda para 53bits e algumas comparações e conversões mudam de resultado, no geral isso não atrapalha;</text:span></text:p>
          <text:p text:style-name="P35"><text:span text:style-name="T24"/></text:p>
        </text:list-item>
        <text:list-item>
          <text:p text:style-name="P34"><text:span text:style-name="T35">String: </text:span><text:span text:style-name="T26">sequência de caracteres UTF-16. São declaradas com aspas simples ou aspadas duplas, podem ser concatenadas com outras strings com o operador ‘+’ e podemos inserir expressões no seu meio usando ${};</text:span></text:p>
          <text:list>
            <text:list-item>
              <text:list>
                <text:list-header>
                  <text:p text:style-name="P34"><text:soft-page-break/><text:span text:style-name="T53">String</text:span><text:span text:style-name="T45"> nome = ‘Joao’;</text:span></text:p>
                  <text:p text:style-name="P13"><text:span text:style-name="T47">int</text:span><text:span text:style-name="T17"> idade = 19;</text:span></text:p>
                  <text:p text:style-name="P13"><text:span text:style-name="T47">String</text:span><text:span text:style-name="T17"> frase = ‘jo</text:span><text:span text:style-name="T22">a</text:span><text:span text:style-name="T17">o’ + ‘ tem ${idade}’;</text:span></text:p>
                  <text:p text:style-name="P13"><text:span text:style-name="T47">String</text:span><text:span text:style-name="T17"> literal = </text:span><text:span text:style-name="T47">r</text:span><text:span text:style-name="T17">’aaa\n’; </text:span><text:span text:style-name="T56">// </text:span><text:span text:style-name="T59">O ‘r’ sinaliza que nenhum caractere <text:tab/><text:tab/><text:tab/><text:tab/><text:tab/> deve ser interpretado, devem ser <text:tab/><text:tab/><text:tab/><text:tab/><text:tab/><text:tab/> inseridos como estão</text:span></text:p>
                </text:list-header>
              </text:list>
              <text:p text:style-name="P13"><text:span text:style-name="T59"/></text:p>
            </text:list-item>
          </text:list>
        </text:list-item>
        <text:list-item>
          <text:p text:style-name="P31"><text:span text:style-name="T37">bool</text:span><text:span text:style-name="T36">:</text:span><text:span text:style-name="T27"> </text:span><text:span text:style-name="T28">os valores boleanos true e false;</text:span></text:p>
          <text:p text:style-name="P31"><text:span text:style-name="T28"/></text:p>
        </text:list-item>
        <text:list-item>
          <text:p text:style-name="P31"><text:span text:style-name="T36">List:</text:span><text:span text:style-name="T27"> </text:span><text:span text:style-name="T29">lista de objetos. Se não </text:span><text:span text:style-name="T34">definirmos</text:span><text:span text:style-name="T29"> o tipo ele infere de qual tipo é o seu conteúdo. Podemos preencher de forma ‘dinâmica’ a lista usando os operadores </text:span><text:span text:style-name="T38">if</text:span><text:span text:style-name="T29"> e </text:span><text:span text:style-name="T38">for</text:span><text:span text:style-name="T29">, também podemos simplificar a copia de uma lista para outra usando </text:span><text:span text:style-name="T38">…</text:span><text:span text:style-name="T29"> ou </text:span><text:span text:style-name="T38">..add</text:span><text:span text:style-name="T39">All</text:span><text:span text:style-name="T38">()</text:span><text:span text:style-name="T29">;</text:span></text:p>
          <text:list>
            <text:list-item>
              <text:list>
                <text:list-header>
                  <text:p text:style-name="P28"><text:span text:style-name="T46">List</text:span>&lt;<text:span text:style-name="T46">int</text:span>&gt; a = [<text:span text:style-name="T54">for</text:span><text:span text:style-name="T79"> (</text:span><text:span text:style-name="T54">int</text:span><text:span text:style-name="T79"> i=0; i &lt; 10; i += 2) i</text:span>];</text:p>
                  <text:p text:style-name="P29"><text:span text:style-name="T51">List</text:span><text:span text:style-name="T7"> b = [...a];</text:span></text:p>
                  <text:p text:style-name="P29"><text:span text:style-name="T51">var</text:span><text:span text:style-name="T7"> c = [</text:span><text:span text:style-name="T6">].</text:span><text:span text:style-name="T51">addAll</text:span><text:span text:style-name="T6">(a);</text:span></text:p>
                  <text:p text:style-name="P36"><text:span text:style-name="T6">// as três vars possuem os mesmos valores: 0, 2, 4, 6, 8</text:span></text:p>
                  <text:p text:style-name="P36"><text:span text:style-name="T6">// OBS.: ISSO NÃO É UMA DEEPCOPY</text:span></text:p>
                </text:list-header>
              </text:list>
              <text:p text:style-name="P36"><text:span text:style-name="T6"/></text:p>
            </text:list-item>
          </text:list>
        </text:list-item>
        <text:list-item>
          <text:p text:style-name="P31"><text:span text:style-name="T36">Set:</text:span><text:span text:style-name="T27"> </text:span><text:span text:style-name="T30">semelhante a uma lista, mas usado para dados não ordenados e que não pode haver repetição. Lembra conjuntos matemáticos, não possuímos valores duplicados e não temos posições especificas a acessar, os dados só estão lá. O uso desse tipo é difícil sem saber seus métodos, por isso recomendo acessar a documentação;</text:span></text:p>
          <text:list>
            <text:list-item>
              <text:list>
                <text:list-header>
                  <text:p text:style-name="P15"><text:span text:style-name="T47">Set</text:span><text:span text:style-name="T17"> names1 = {‘joao’, ‘paulo’, ‘bob’};</text:span></text:p>
                  <text:p text:style-name="P15"><text:span text:style-name="T47">var</text:span><text:span text:style-name="T17"> names2 = {‘joao’, ‘bob’};</text:span></text:p>
                  <text:p text:style-name="P15"><text:span text:style-name="T47">print</text:span><text:span text:style-name="T17">(a.</text:span><text:span text:style-name="T47">union</text:span><text:span text:style-name="T17">(b));<text:tab/><text:tab/></text:span><text:span text:style-name="T56">// união dos dois conjuntos</text:span></text:p>
                  <text:p text:style-name="P15"><text:span text:style-name="T47">print</text:span><text:span text:style-name="T17">(a.</text:span><text:span text:style-name="T47">elementAt</text:span><text:span text:style-name="T17">(2));<text:tab/><text:tab/></text:span><text:span text:style-name="T56">// acessa o valor em uma posição</text:span></text:p>
                </text:list-header>
              </text:list>
              <text:p text:style-name="P15"><text:span text:style-name="T56"/></text:p>
            </text:list-item>
          </text:list>
        </text:list-item>
        <text:list-item>
          <text:p text:style-name="P33"><text:span text:style-name="T35">map: </text:span><text:span text:style-name="T31">um objeto que associa uma chave a um valor. Enquanto em listas acessamos as posições com valores inteiros em ordem (0, 1, 2, …), em mapas nos definimos a chave de acesso. Tanto a chave quanto o valor podem ser de qualquer tipo.</text:span></text:p>
          <text:list>
            <text:list-item>
              <text:list>
                <text:list-header>
                  <text:p text:style-name="P14"><text:span text:style-name="T52">Map</text:span><text:span text:style-name="T23">&lt;</text:span><text:span text:style-name="T52">String</text:span><text:span text:style-name="T23">, </text:span><text:span text:style-name="T52">Object</text:span><text:span text:style-name="T23">&gt; <text:s/>pessoa1 = {‘nome’: ‘roberto’, ‘idade’: 25, <text:tab/><text:tab/><text:tab/><text:tab/><text:tab/> <text:s text:c="2"/>‘altura’: 1.71};</text:span></text:p>
                  <text:p text:style-name="P16"><text:span text:style-name="T47">print</text:span><text:span text:style-name="T17">(pessoa1[‘nome’]);<text:tab/><text:tab/></text:span><text:span text:style-name="T56">// ‘roberto’</text:span></text:p>
                  <text:p text:style-name="P16"><text:span text:style-name="T47">assert</text:span><text:span text:style-name="T17">(pessoa1[‘sobrenome’] == </text:span><text:span text:style-name="T47">null</text:span><text:span text:style-name="T17">);<text:tab/></text:span><text:span text:style-name="T56">// campos não <text:tab/><text:tab/><text:tab/><text:tab/><text:tab/><text:tab/><text:tab/><text:tab/><text:tab/> <text:s text:c="2"/>definidos == null</text:span></text:p>
                </text:list-header>
              </text:list>
            </text:list-item>
          </text:list>
        </text:list-item>
        <text:list-item>
          <text:p text:style-name="P32"><text:span text:style-name="T36">rune:</text:span><text:span text:style-name="T27"> </text:span><text:span text:style-name="T32">como Dart usa caracteres unicode UTF-16, para usarmos caracteres UTF-32 temos que representá-los de uma forma especial, por exemplo o caractere ‘</text:span><text:span text:style-name="T80">♥</text:span><text:span text:style-name="T32">’ é representado por ‘\u2665’.</text:span></text:p>
          <text:p text:style-name="P32"><text:span text:style-name="T32"/></text:p>
        </text:list-item>
        <text:list-item>
          <text:p text:style-name="P33"><text:span text:style-name="T35">Symbols: </text:span><text:span text:style-name="T33">serve para relacionar uma string otimizada ao nome de uma classe, função, variável etc que nos declaramos. Provavelmente você nunca vai precisar usar, mas ele é útil para coisas como minificação de código feitas por APIs.</text:span></text:p>
          <text:p text:style-name="P33"><text:span text:style-name="T33"/></text:p>
        </text:list-item>
        <text:list-item>
          <text:p text:style-name="P33"><text:span text:style-name="T35">Null:</text:span><text:span text:style-name="T24"> </text:span><text:span text:style-name="T33">representa a ausência de um valo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0:55:41.202501185</meta:creation-date>
    <dc:date>2021-06-13T23:34:52.697949609</dc:date>
    <meta:editing-duration>PT5H23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803" meta:character-count="4618" meta:non-whitespace-character-count="3815"/>
  </office:meta>
</office:document-meta>
</file>